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atin Modern Math" svg:font-family="'Latin Modern Math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tyle="italic" fo:font-weight="bold" officeooo:rsid="0012532b" officeooo:paragraph-rsid="0012532b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0pt" fo:font-style="normal" fo:font-weight="normal" officeooo:rsid="0012532b" officeooo:paragraph-rsid="0012532b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0pt" fo:font-style="normal" fo:font-weight="normal" officeooo:rsid="0012532b" officeooo:paragraph-rsid="0012532b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0pt" fo:font-style="normal" fo:font-weight="normal" officeooo:rsid="0012532b" officeooo:paragraph-rsid="0012532b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FreeSerif" fo:font-size="10pt" fo:font-style="normal" fo:font-weight="normal" officeooo:rsid="00131cc5" officeooo:paragraph-rsid="00131cc5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reeSerif" fo:font-size="10pt" fo:font-style="normal" fo:font-weight="bold" officeooo:rsid="00131cc5" officeooo:paragraph-rsid="00131cc5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12pt" fo:font-style="normal" fo:font-weight="normal" officeooo:rsid="0012532b" officeooo:paragraph-rsid="0012532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FreeSerif" fo:font-size="12pt" fo:font-style="normal" fo:font-weight="normal" officeooo:rsid="0012532b" officeooo:paragraph-rsid="0012532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erif" fo:font-size="12pt" fo:font-style="normal" fo:font-weight="bold" officeooo:rsid="00131cc5" officeooo:paragraph-rsid="00131cc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ize-asian="8.75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esign and Implementation of The rChip-16 Interpreter</text:p>
      <text:p text:style-name="P2"><text:span text:style-name="T1">Aidan U. Gerbofsky | </text:span>Systems Research Group of Indianapolis</text:p>
      <text:p text:style-name="P3">aidan.gerbofsky@gmail.com | (317) 800-5844</text:p>
      <text:p text:style-name="P3">------------------------------------------------------------------------------</text:p>
      <text:p text:style-name="P3">6445 Apple Branch Ln, Indianapolis, IN, 46237</text:p>
      <text:p text:style-name="P7"/>
      <text:p text:style-name="P9">Table of Contents</text:p>
      <text:p text:style-name="P6"/>
      <text:p text:style-name="P6"><text:tab/><text:span text:style-name="T2">0.1 - Errata</text:span></text:p>
      <text:p text:style-name="P5"><text:tab/>1.0 - Abstract</text:p>
      <text:p text:style-name="P5"><text:tab/>3.0 - Interpreter Architecture</text:p>
      <text:p text:style-name="P5"><text:tab/>4.0 - Overview of Emulated Hardware</text:p>
      <text:p text:style-name="P5"><text:tab/><text:tab/>4.1 - The "Rishon" r80x16 MPU</text:p>
      <text:p text:style-name="P5"/>
      <text:p text:style-name="P9">0.1 Errata</text:p>
      <text:p text:style-name="P4"/>
      <text:p text:style-name="P4"/>
      <text:p text:style-name="P4"/>
      <text:p text:style-name="P9">1.0 Abstract</text:p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atin Modern Math" svg:font-family="'Latin Modern Math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5:47:34.806388298</meta:creation-date>
    <dc:date>2021-06-09T16:10:59.060914245</dc:date>
    <meta:editing-duration>PT33S</meta:editing-duration>
    <meta:editing-cycles>1</meta:editing-cycles>
    <meta:document-statistic meta:table-count="0" meta:image-count="0" meta:object-count="0" meta:page-count="1" meta:paragraph-count="13" meta:word-count="58" meta:character-count="446" meta:non-whitespace-character-count="395"/>
    <meta:generator>LibreOffice/6.4.7.2$Linux_X86_64 LibreOffice_project/40$Build-2</meta:generator>
  </office:meta>
</office:document-meta>
</file>